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82634"/>
    </style:style>
    <style:style style:name="P2" style:family="paragraph" style:parent-style-name="Standard">
      <style:text-properties officeooo:paragraph-rsid="00228421"/>
    </style:style>
    <style:style style:name="P3" style:family="paragraph" style:parent-style-name="Standard">
      <style:text-properties officeooo:paragraph-rsid="0029758e"/>
    </style:style>
    <style:style style:name="P4" style:family="paragraph" style:parent-style-name="Standard">
      <style:text-properties officeooo:rsid="002161c3" officeooo:paragraph-rsid="00228421"/>
    </style:style>
    <style:style style:name="P5" style:family="paragraph" style:parent-style-name="Header">
      <style:text-properties officeooo:rsid="0030560a" officeooo:paragraph-rsid="0030560a"/>
    </style:style>
    <style:style style:name="T1" style:family="text">
      <style:text-properties officeooo:rsid="00182634"/>
    </style:style>
    <style:style style:name="T2" style:family="text">
      <style:text-properties officeooo:rsid="001992eb"/>
    </style:style>
    <style:style style:name="T3" style:family="text">
      <style:text-properties officeooo:rsid="001b1bb3"/>
    </style:style>
    <style:style style:name="T4" style:family="text">
      <style:text-properties officeooo:rsid="001cd0c8"/>
    </style:style>
    <style:style style:name="T5" style:family="text">
      <style:text-properties officeooo:rsid="001e0004"/>
    </style:style>
    <style:style style:name="T6" style:family="text">
      <style:text-properties officeooo:rsid="001e9fe1"/>
    </style:style>
    <style:style style:name="T7" style:family="text">
      <style:text-properties officeooo:rsid="001fa624"/>
    </style:style>
    <style:style style:name="T8" style:family="text">
      <style:text-properties officeooo:rsid="0020d4f2"/>
    </style:style>
    <style:style style:name="T9" style:family="text">
      <style:text-properties officeooo:rsid="0020fe33"/>
    </style:style>
    <style:style style:name="T10" style:family="text">
      <style:text-properties officeooo:rsid="002161c3"/>
    </style:style>
    <style:style style:name="T11" style:family="text">
      <style:text-properties officeooo:rsid="00228421"/>
    </style:style>
    <style:style style:name="T12" style:family="text">
      <style:text-properties officeooo:rsid="0023f97a"/>
    </style:style>
    <style:style style:name="T13" style:family="text">
      <style:text-properties officeooo:rsid="00250b9f"/>
    </style:style>
    <style:style style:name="T14" style:family="text">
      <style:text-properties officeooo:rsid="0026423c"/>
    </style:style>
    <style:style style:name="T15" style:family="text">
      <style:text-properties officeooo:rsid="00269dd0"/>
    </style:style>
    <style:style style:name="T16" style:family="text">
      <style:text-properties officeooo:rsid="00276d36"/>
    </style:style>
    <style:style style:name="T17" style:family="text">
      <style:text-properties officeooo:rsid="0027fd0a"/>
    </style:style>
    <style:style style:name="T18" style:family="text">
      <style:text-properties officeooo:rsid="00281a67"/>
    </style:style>
    <style:style style:name="T19" style:family="text">
      <style:text-properties officeooo:rsid="0029758e"/>
    </style:style>
    <style:style style:name="T20" style:family="text">
      <style:text-properties officeooo:rsid="002b758b"/>
    </style:style>
    <style:style style:name="T21" style:family="text">
      <style:text-properties officeooo:rsid="002d3063"/>
    </style:style>
    <style:style style:name="T22" style:family="text">
      <style:text-properties officeooo:rsid="002e5299"/>
    </style:style>
    <style:style style:name="T23" style:family="text">
      <style:text-properties officeooo:rsid="002fe9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tab/>« <text:span text:style-name="T1">Notre liberté s’arrête là où commence celle des autres » bien que cette sempiternelle citation soit devenue un incontournable pour définir la liberté dans la communauté politique qu’est l’État français, Hannah ARENDT semble ici à première vue en prendre le contre-pied. En effet, </text:span><text:span text:style-name="T2">nous pouvons dire que cette citation sous-entend que la liberté étant un concept individuelle, cette dernière est propre et unique à chaque individu, elle relèverait donc du domaine privé tandis que le domaine public, étant régi par des lois nécessaires au bon fonctionnement de la société, serait celui de la contrainte, tandis que l’autrice écrit que le domaine privé est régit et donc contraint par les besoins vitaux et naturels des individus, tandis que l’existence du domaine public relèverait d’un pur acte de volonté consciente et serait donc fondamentalement le domaine de la liberté. </text:span></text:p>
      <text:p text:style-name="P1"/>
      <text:p text:style-name="P2"><text:tab/><text:span text:style-name="T3">Nous pouvons ici sentir l’inspiration spinoziste de Arendt puisque cette idée fait fortement écho à l’origine des sociétés décrite par Spinoza dans son Traité Théologico-politique, où ces dernière se forment </text:span><text:span text:style-name="T4">par un contrat social dont les termes sont pleinement acceptés par tous les individus. Ainsi les lois régissant le domaine public sont des règles suivies volontairement par les individus car à leurs yeux elles permettent l’expression la plus complète de leur être en leur garantissant une certaine sécurité et un certain confort, les libérant ainsi des contraintes de l’état de nature, là où le domaine individuel s’en rapprocherait car il correspondrait aux </text:span><text:span text:style-name="T5">affaires individuelles <text:s/>et se ramènerait donc aux besoins naturels et aux désirs qui poussent les individus à l’opposition dans l’état de nature. </text:span><text:span text:style-name="T6">Ce rôle protecteur de la polis est bien illustré dans Les Suppliantes, où les Danaïdes demandent <text:s/></text:span><text:span text:style-name="T7">non seulement au roi mais aussi précisément à la cité d’Argos en général de les accueillir et de les protéger. L’espace public de la cité garantit ainsi le maintien de règles assurant le bien-être de l’individu. Cela garantit donc sa liberté dans une certaine mesure car un individu esclave de contraintes qu’il n’a pas acceptées ne peut </text:span><text:span text:style-name="T8">être considéré comme vivant dignement. </text:span><text:span text:style-name="T9">Nous pouvons donc dire que la défense de l’intérêt commun mène à la défense de la liberté des individus. Ainsi </text:span><text:span text:style-name="T10">nous pouvons voir dans Les Sept Contre Thèbe qu’étéocle, qui symbolise la défense du bien commun, se place en protecteur de la Cité tandis que Polynice, désirant ici uniquement assouvir ses désirs personnels, menace ce bien commun. Nous pouvons donc ici voir que les désirs égoïstes, appartenant au domaine du privé, menacent le bien commun et donc dans une certaine mesure la liberté des individus, </text:span><text:span text:style-name="T11">ce </text:span><text:span text:style-name="T12">qui montre encore une fois que cette dernière est garantie dans et par le domaine public.</text:span></text:p>
      <text:p text:style-name="P2"/>
      <text:p text:style-name="P2"><text:tab/><text:span text:style-name="T17">Il faut cependant préciser le cadre dans lequel cette idée est énoncée</text:span><text:span text:style-name="T13">. En effet, nous pouvons voir dans Le temps de l’innocence que le personnage d’Archer subit et souhaite s’opposer aux règles instaurées par la communauté new-yorkaise </text:span><text:span text:style-name="T14">qui l’empêchent d’exprimer son individualité et plus précisément son amour pour la comtesse Olenska. On voit donc ici que le domaine public prive dans une certaine mesure Archer de sa liberté et qu’il doit donc se replier sur le domaine privé pour pouvoir s’exprimer en tant qu’individu. Nous pouvons donc nous interroger sur la différence entre les exemples cités plus haut et le texte de l’autrice, </text:span><text:span text:style-name="T15">et l’exemple d’Archer. Nous pouvons mettre cette dernière en avant en nous intéressant à la société que fuient les Danaïdes. </text:span><text:span text:style-name="T16">En effet, contrairement à Archer qui entretient une relation complexe avec la société new-yorkaise qu’il souhaite rejeter mais à laquelle il doit tout, nous voyons clairement que les règles </text:span><text:span text:style-name="T17">instaurées par Egyptos leur sont hostiles mais qu’elles ne peuvent pas s’y opposer, c’est à dire qu’elles ne peuvent pas s’exprimer sur les règles qui régissent le domaine public, ces dernières ne leur conviennent donc pas forcément. Ainsi ce ne sont pas des règles acceptées par tous, elles n’assurent donc pas leur liberté dans le domaine public.</text:span></text:p>
      <text:p text:style-name="P2"/>
      <text:p text:style-name="P3"><text:tab/></text:p>
      <text:p text:style-name="P3"/>
      <text:p text:style-name="P3"><text:soft-page-break/></text:p>
      <text:p text:style-name="P3"/>
      <text:p text:style-name="P3"><text:span text:style-name="T18"><text:tab/>Il faut donc nécessairement que les lois régissant une société soient acceptées par l’</text:span><text:span text:style-name="T19">intégralité</text:span><text:span text:style-name="T18"> de cette dernière pour que le domaine public soit considéré comme celui de la liberté, </text:span><text:span text:style-name="T19">voire qu’elles puissent être contestées pour que les individus en désaccord puissent accepter ces lois. Quel que soit le régime politique en place dans la société, il est donc nécessaire qu’on y retrouve dans une certaine mesure une forme de démocratie pour que les lois représentent au mieux la volonté des individus la constituant. Nous pouvons ainsi voir que cette explication s’applique à la communauté new-yorkaise. En effet, il s’agit d’une communauté conservatrice où les règles sont immuables car considérées comme évidentes. </text:span><text:span text:style-name="T20">Même si la majorité de la communauté les acceptes, un individu souhaitant s’y opposer n’a aucun recours autre que de quitter la communauté. On peut cependant ici noter que l’idée de l’autrice reprend effet dès que la communauté ne contient plus que des individus en acceptant les règles, aussi contraignantes semblent-elles d’un point de vue extérieur, comme le montre les autres familles aristocrates. On retrouve également ce schéma dans la société des fils d’Egyptos, </text:span><text:span text:style-name="T21">où ces derniers y semblent libres car ils en ont accepté les lois, contrairement aux Danaïdes. Nous pouvons en revanche dire que la cité d’Argos représente dans une certaine mesure la liberté pour ces dernières car Pélasgos entend leur demande, mais également pour ses habitants car ce dernier leur demande leur avis, ils peuvent donc s’exprimer et s’opposer à une loi qui ne leur convient pas. Dans Les Sept Contre Thèbe, tous les Thébains semblent avoir accepté étéocle comme leur chef guerrier, ainsi même si ce dernier les mène et les commandes au combat, on peut quand même dire que le domaine public de Thèbe est celui de la liberté car les citoyens en ont pleinement accepté les conditions. Nous voyons donc enfin à nouveau ici ressurgir les idées de Spinnoza, pour qui une société idéale, où nous pouvons donc supposer que la liberté de chacun est garantie dans une certaine mesure, </text:span><text:span text:style-name="T22">est basée sur un contrat social accepté de tous, où nous retrouvons donc une certaine forme de démocratie puisque le peuple a choisit de son plein gré d’accepter les termes du contrat.</text:span></text:p>
      <text:p text:style-name="P3"><text:tab/><text:span text:style-name="T23">En conclusion nous pouvons donc venir affirmer l’idée de l’autrice tout en précisant qu’il est nécessaire d’également retenir le contexte dans lequel elle a été formulée pour qu’elle puisse s’appliquer.</text:span></text:p>
      <text:p text:style-name="P2"/>
      <text:p text:style-name="P4"><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0560a" officeooo:paragraph-rsid="0030560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CHRECK</text:p>
        <text:p text:style-name="MP1">Corenti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09T13:53:13.947000000</meta:creation-date>
    <dc:date>2025-04-23T07:09:39.047000000</dc:date>
    <meta:editing-duration>PT12M26S</meta:editing-duration>
    <meta:editing-cycles>5</meta:editing-cycles>
    <meta:generator>LibreOffice/7.1.0.3$Windows_X86_64 LibreOffice_project/f6099ecf3d29644b5008cc8f48f42f4a40986e4c</meta:generator>
    <meta:document-statistic meta:table-count="0" meta:image-count="0" meta:object-count="0" meta:page-count="2" meta:paragraph-count="9" meta:word-count="1052" meta:character-count="6557" meta:non-whitespace-character-count="5502"/>
  </office:meta>
</office:document-meta>
</file>